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Only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Only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CF_20_Only_20_One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="CF_20_Zero_20_Many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3.794cm" svg:y="7.121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5.699cm" svg:y="4.937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9.255cm" svg:y="4.937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684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2.43cm" svg:y="14.944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4.749cm" svg:y="12.938cm">
          <text:p text:style-name="P4">Tanggal </text:p>
          <text:p text:style-name="P1">diperbahar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svg:x1="3.604cm" svg:y1="6.207cm" svg:x2="5.414cm" svg:y2="7.121cm" draw:start-shape="id5" draw:start-glue-point="8" draw:end-shape="id6" draw:end-glue-point="0" svg:d="M3604 6207v458h1810v456" svg:viewBox="0 0 1811 915">
          <text:p/>
        </draw:connector>
        <draw:connector draw:style-name="gr3" draw:text-style-name="P1" draw:layer="layout" svg:x1="7.16cm" svg:y1="6.207cm" svg:x2="5.414cm" svg:y2="7.121cm" draw:start-shape="id7" draw:start-glue-point="8" draw:end-shape="id6" draw:end-glue-point="0" svg:d="M7160 6207v458h-1746v456" svg:viewBox="0 0 1747 915">
          <text:p/>
        </draw:connector>
        <draw:connector draw:style-name="gr3" draw:text-style-name="P1" draw:layer="layout" svg:x1="10.716cm" svg:y1="6.207cm" svg:x2="5.414cm" svg:y2="7.121cm" draw:start-shape="id8" draw:start-glue-point="8" draw:end-shape="id6" draw:end-glue-point="0" svg:d="M10716 6207v526h-2572v-113h-2730v501" svg:viewBox="0 0 5303 915">
          <text:p/>
        </draw:connector>
        <draw:connector draw:style-name="gr3" draw:text-style-name="P1" draw:layer="layout" svg:x1="14.145cm" svg:y1="6.207cm" svg:x2="5.414cm" svg:y2="7.121cm" draw:start-shape="id9" draw:start-glue-point="8" draw:end-shape="id6" draw:end-glue-point="0" svg:d="M14145 6207v573h-4421v-160h-4310v501" svg:viewBox="0 0 8732 915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6.21cm" svg:y1="14.208cm" svg:x2="24.879cm" svg:y2="15.732cm" draw:start-shape="id13" draw:start-glue-point="8" draw:end-shape="id11" draw:end-glue-point="0" svg:d="M26210 14208v798h-1331v726" svg:viewBox="0 0 1332 1525">
          <text:p/>
        </draw:connector>
        <draw:connector draw:style-name="gr3" draw:text-style-name="P1" draw:layer="layout" svg:x1="3.096cm" svg:y1="18.018cm" svg:x2="13.804cm" svg:y2="16.367cm" draw:start-shape="id14" draw:start-glue-point="4" draw:end-shape="id15" draw:end-glue-point="2" svg:d="M3096 18018v-826h10708v-825" svg:viewBox="0 0 10709 1652">
          <text:p/>
        </draw:connector>
        <draw:connector draw:style-name="gr3" draw:text-style-name="P1" draw:layer="layout" svg:x1="6.652cm" svg:y1="18.018cm" svg:x2="13.804cm" svg:y2="16.367cm" draw:start-shape="id16" draw:start-glue-point="4" draw:end-shape="id15" draw:end-glue-point="2" svg:d="M6652 18018v-826h7152v-825" svg:viewBox="0 0 7153 1652">
          <text:p/>
        </draw:connector>
        <draw:connector draw:style-name="gr3" draw:text-style-name="P1" draw:layer="layout" svg:x1="10.208cm" svg:y1="18.018cm" svg:x2="13.804cm" svg:y2="16.367cm" draw:start-shape="id17" draw:start-glue-point="4" draw:end-shape="id15" draw:end-glue-point="2" svg:d="M10208 18018v-983h3596v-668" svg:viewBox="0 0 3597 1652">
          <text:p/>
        </draw:connector>
        <draw:custom-shape draw:style-name="gr7" draw:text-style-name="P2" xml:id="id18" draw:id="id18" draw:layer="layout" svg:width="3.937cm" svg:height="2.413cm" svg:x="14.843cm" svg:y="6.969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7.035cm" svg:y1="8.188cm" svg:x2="14.843cm" svg:y2="8.176cm" draw:start-shape="id6" draw:start-glue-point="1" draw:end-shape="id18" draw:end-glue-point="5" svg:d="M7035 8188h3903v-12h3905" svg:viewBox="0 0 7809 1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5.414cm" svg:y1="9.255cm" svg:x2="12.43cm" svg:y2="15.655cm" draw:start-shape="id6" draw:start-glue-point="2" draw:end-shape="id15" draw:end-glue-point="3" svg:d="M5414 9255v6400h7016" svg:viewBox="0 0 7017 6401">
          <text:p/>
        </draw:connector>
        <draw:custom-shape draw:style-name="gr10" draw:text-style-name="P2" draw:layer="layout" svg:width="3.937cm" svg:height="1.651cm" svg:x="6.842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812cm" svg:y1="9.382cm" svg:x2="23.612cm" svg:y2="16.443cm" draw:start-shape="id18" draw:start-glue-point="6" draw:end-shape="id11" draw:end-glue-point="3" svg:d="M16812 9382v7061h6800" svg:viewBox="0 0 6801 7062">
          <text:p/>
        </draw:connector>
        <draw:connector draw:style-name="gr12" draw:text-style-name="P1" draw:layer="layout" svg:x1="22.533cm" svg:y1="2.854cm" svg:x2="16.812cm" svg:y2="6.969cm" draw:start-shape="id2" draw:start-glue-point="3" draw:end-shape="id18" draw:end-glue-point="4" svg:d="M22533 2854h-5721v4115" svg:viewBox="0 0 5722 4116">
          <text:p/>
        </draw:connector>
        <draw:connector draw:style-name="gr13" draw:text-style-name="P1" xml:id="id19" draw:id="id19" draw:layer="layout" draw:line-skew="-1.893cm" svg:x1="21.327cm" svg:y1="1.363cm" svg:x2="3.794cm" svg:y2="8.188cm" draw:end-shape="id6" draw:end-glue-point="3" svg:d="M21327 1363h-19928v6825h2395" svg:viewBox="0 0 19929 6826">
          <text:p/>
        </draw:connector>
        <draw:connector draw:style-name="gr11" draw:text-style-name="P1" draw:layer="layout" draw:line-skew="1.439cm" svg:x1="21.327cm" svg:y1="1.363cm" svg:x2="24.276cm" svg:y2="2.143cm" draw:start-shape="id19" draw:start-glue-point="2" draw:end-shape="id20" draw:end-glue-point="0" svg:d="M21327 1363h2940v780h9" svg:viewBox="0 0 2950 781">
          <text:p/>
        </draw:connector>
        <draw:connector draw:style-name="gr14" draw:text-style-name="P1" draw:layer="layout" draw:line-skew="1.404cm" svg:x1="26.019cm" svg:y1="2.854cm" svg:x2="26.146cm" svg:y2="16.443cm" draw:start-shape="id2" draw:start-glue-point="1" draw:end-shape="id11" draw:end-glue-point="1" svg:d="M26019 2854h2032v13589h-1905" svg:viewBox="0 0 2033 13590">
          <text:p/>
        </draw:connector>
        <draw:custom-shape draw:style-name="gr7" draw:text-style-name="P2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3.937cm" svg:height="2.413cm" svg:x="25.892cm" svg:y="7.334cm">
          <text:p text:style-name="P1">DislikeLike</text:p>
          <text:p text:style-name="P1">Jawab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line-skew="-2.91cm 0.363cm" svg:x1="15.179cm" svg:y1="15.655cm" svg:x2="24.879cm" svg:y2="17.155cm" draw:start-shape="id15" draw:start-glue-point="1" draw:end-shape="id11" draw:end-glue-point="2" svg:d="M15179 15655h1306v2363h8394v-863" svg:viewBox="0 0 9701 2364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2" draw:id="id22" draw:layer="layout" svg:width="2.921cm" svg:height="1.27cm" svg:x="6.334cm" svg:y="10.017cm">
          <text:p text:style-name="P1"><text:span text:style-name="T1">Dislik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2.921cm" svg:height="1.27cm" svg:x="1.508cm" svg:y="9.89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2.921cm" svg:height="1.27cm" svg:x="9.382cm" svg:y="10.017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.969cm" svg:y1="9.89cm" svg:x2="3.794cm" svg:y2="8.188cm" draw:start-shape="id21" draw:start-glue-point="4" draw:end-shape="id6" svg:d="M2969 9890v-1702h825" svg:viewBox="0 0 826 1703">
          <text:p/>
        </draw:connector>
        <draw:connector draw:style-name="gr3" draw:text-style-name="P6" draw:layer="layout" svg:x1="7.795cm" svg:y1="10.017cm" svg:x2="7.035cm" svg:y2="8.188cm" draw:start-shape="id22" draw:start-glue-point="4" draw:end-shape="id6" draw:end-glue-point="1" svg:d="M7795 10017v-1829h-760" svg:viewBox="0 0 761 1830">
          <text:p/>
        </draw:connector>
        <draw:connector draw:style-name="gr3" draw:text-style-name="P6" draw:layer="layout" svg:x1="10.843cm" svg:y1="10.017cm" svg:x2="7.035cm" svg:y2="8.188cm" draw:start-shape="id23" draw:start-glue-point="4" draw:end-shape="id6" draw:end-glue-point="1" svg:d="M10843 10017v-1829h-3808" svg:viewBox="0 0 3809 1830">
          <text:p/>
        </draw:connector>
        <draw:custom-shape draw:style-name="gr2" draw:text-style-name="P3" xml:id="id24" draw:id="id24" draw:layer="layout" svg:width="2.921cm" svg:height="1.27cm" svg:x="25.638cm" svg:y="18.399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2.921cm" svg:height="1.27cm" svg:x="22.59cm" svg:y="18.272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7.099cm" svg:y1="18.399cm" svg:x2="24.879cm" svg:y2="17.155cm" draw:start-shape="id24" draw:start-glue-point="4" draw:end-shape="id11" draw:end-glue-point="2" svg:d="M27099 18399v-254h-2220v-990" svg:viewBox="0 0 2221 1245">
          <text:p/>
        </draw:connector>
        <draw:connector draw:style-name="gr3" draw:text-style-name="P6" draw:layer="layout" draw:line-skew="0.432cm" svg:x1="24.051cm" svg:y1="18.272cm" svg:x2="24.879cm" svg:y2="17.155cm" draw:start-shape="id25" draw:start-glue-point="4" draw:end-shape="id11" draw:end-glue-point="2" svg:d="M24051 18272v-127h828v-990" svg:viewBox="0 0 829 1118">
          <text:p/>
        </draw:connector>
        <draw:connector draw:style-name="gr3" draw:text-style-name="P6" draw:layer="layout" svg:x1="20.05cm" svg:y1="15.351cm" svg:x2="24.879cm" svg:y2="15.732cm" draw:start-shape="id26" draw:start-glue-point="10" draw:end-shape="id11" draw:end-glue-point="0" svg:d="M20050 15351h1781v-121h3048v502" svg:viewBox="0 0 4830 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Zero_20_One" draw:display-name="CF Zero One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00:57:33.331976823</dc:date>
    <meta:editing-duration>PT25M7S</meta:editing-duration>
    <meta:editing-cycles>4</meta:editing-cycles>
    <meta:generator>LibreOffice/6.0.7.3$Linux_X86_64 LibreOffice_project/00m0$Build-3</meta:generator>
    <meta:document-statistic meta:object-count="56"/>
  </office:meta>
</office:document-meta>
</file>